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45cm" fo:min-width="9.483cm"/>
    </style:style>
    <style:style style:name="gr2" style:family="graphic" style:parent-style-name="standard">
      <style:graphic-properties draw:stroke="dash" draw:stroke-dash="_33__20_Dashes_20_3_20_Dots_20__28_var_29_" svg:stroke-color="#000000" draw:fill="none" draw:fill-color="#ffffff" draw:opacity="100%" draw:textarea-horizontal-align="left" draw:auto-grow-height="true" draw:auto-grow-width="false" fo:min-height="0.602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7.643cm" fo:min-width="3.94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93cm" fo:min-width="6.04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655cm" fo:min-width="8.309cm"/>
    </style:style>
    <style:style style:name="gr6" style:family="graphic" style:parent-style-name="standard">
      <style:graphic-properties draw:stroke="dash" draw:stroke-dash="Ultrafine_20_Dashed" svg:stroke-color="#000000" draw:fill="none" draw:fill-color="#ffffff" draw:opacity="100%" draw:textarea-horizontal-align="left" draw:auto-grow-height="true" draw:auto-grow-width="true" fo:min-height="0.767cm" fo:min-width="1.437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1.025cm" fo:min-width="3.16cm"/>
    </style:style>
    <style:style style:name="gr8" style:family="graphic" style:parent-style-name="standard">
      <style:graphic-properties draw:stroke="dash" draw:stroke-dash="Ultrafine_20_2_20_Dots_20_3_20_Dashes" svg:stroke-color="#000000" draw:fill="none" draw:fill-color="#ffffff" draw:opacity="100%" draw:textarea-horizontal-align="left" draw:auto-grow-height="true" draw:auto-grow-width="true" fo:min-height="0.602cm" fo:min-width="1.831cm"/>
    </style:style>
    <style:style style:name="gr9" style:family="graphic" style:parent-style-name="standard">
      <style:graphic-properties draw:stroke="dash" draw:stroke-dash="Ultrafine_20_2_20_Dots_20_3_20_Dashes" svg:stroke-color="#000000" draw:fill="none" draw:fill-color="#ffffff" draw:opacity="100%" draw:textarea-horizontal-align="left" draw:auto-grow-height="true" draw:auto-grow-width="true" fo:min-height="0.602cm" fo:min-width="3.329cm"/>
    </style:style>
    <style:style style:name="gr10" style:family="graphic" style:parent-style-name="objectwithoutfill">
      <style:graphic-properties draw:stroke="dash" draw:stroke-dash="Fine_20_Dashed" draw:marker-end="Arrow_20_concave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127cm"/>
    </style:style>
    <style:style style:name="gr12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13" style:family="graphic" style:parent-style-name="standard">
      <style:graphic-properties draw:stroke="dash" draw:stroke-dash="Ultrafine_20_Dotted_20__28_var_29_" svg:stroke-color="#000000" draw:marker-start="Arrow" draw:fill="none" draw:fill-color="#ffffff" draw:opacity="100%" draw:textarea-horizontal-align="left" draw:auto-grow-height="true" draw:auto-grow-width="true" fo:min-height="0.856cm" fo:min-width="8.905cm"/>
    </style:style>
    <style:style style:name="gr1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1.025cm" fo:min-width="0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766cm" fo:min-width="4.097cm"/>
    </style:style>
    <style:style style:name="gr16" style:family="graphic" style:parent-style-name="standard">
      <style:graphic-properties draw:stroke="dash" draw:stroke-dash="Ultrafine_20_2_20_Dots_20_3_20_Dashes" svg:stroke-color="#000000" draw:fill="none" draw:fill-color="#ffffff" draw:opacity="100%" draw:textarea-horizontal-align="left" draw:auto-grow-height="true" draw:auto-grow-width="false" fo:min-height="0.424cm" fo:min-width="0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876cm" fo:min-width="3.257cm"/>
    </style:style>
    <style:style style:name="gr18" style:family="graphic" style:parent-style-name="standard">
      <style:graphic-properties draw:stroke="dash" draw:stroke-dash="Ultrafine_20_2_20_Dots_20_3_20_Dashes" svg:stroke-color="#000000" draw:fill="none" draw:fill-color="#ffffff" draw:opacity="100%" draw:textarea-horizontal-align="left" draw:auto-grow-height="true" draw:auto-grow-width="true" fo:min-height="0.305cm" fo:min-width="2.991cm"/>
    </style:style>
    <style:style style:name="gr19" style:family="graphic" style:parent-style-name="standard">
      <style:graphic-properties draw:stroke="none" svg:stroke-color="#000000" draw:fill="none" draw:fill-color="#ffffff" fo:min-height="0.492cm"/>
    </style:style>
    <style:style style:name="gr20" style:family="graphic" style:parent-style-name="standard">
      <style:graphic-properties draw:stroke="none" svg:stroke-color="#000000" draw:fill="none" draw:fill-color="#ffffff" fo:min-height="0.847cm"/>
    </style:style>
    <style:style style:name="gr21" style:family="graphic" style:parent-style-name="standard">
      <style:graphic-properties draw:stroke="dash" draw:stroke-dash="Ultrafine_20_Dashed" svg:stroke-color="#000000" draw:fill="none" draw:fill-color="#ffffff" fo:min-height="0.424cm"/>
    </style:style>
    <style:style style:name="gr22" style:family="graphic" style:parent-style-name="standard">
      <style:graphic-properties draw:stroke="none" svg:stroke-color="#000000" draw:fill="none" draw:fill-color="#ffffff" fo:min-height="0.424cm"/>
    </style:style>
    <style:style style:name="gr23" style:family="graphic" style:parent-style-name="objectwithoutfill">
      <style:graphic-properties draw:stroke="dash" draw:stroke-dash="Ultrafine_20_2_20_Dots_20_3_20_Dashes" svg:stroke-width="0.053cm" draw:marker-start-width="0.28cm" draw:marker-end="Symmetric_20_Arrow" draw:marker-end-width="0.38cm" draw:fill="none" draw:textarea-vertical-align="middle" fo:padding-top="0.152cm" fo:padding-bottom="0.152cm" fo:padding-left="0.277cm" fo:padding-right="0.277cm"/>
    </style:style>
    <style:style style:name="gr24" style:family="graphic" style:parent-style-name="objectwithoutfill">
      <style:graphic-properties draw:stroke="dash" draw:stroke-dash="Fine_20_Dashed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solid" draw:fill-color="#dddddd" fo:min-height="1.025cm"/>
    </style:style>
    <style:style style:name="gr26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27" style:family="graphic" style:parent-style-name="objectwithoutfill">
      <style:graphic-properties draw:stroke="dash" draw:stroke-dash="Fine_20_Dashed" draw:marker-end="Triangle_20_unfilled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solid" draw:fill-color="#000000" fo:min-height="1.025cm"/>
    </style:style>
    <style:style style:name="gr2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0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31" style:family="graphic" style:parent-style-name="objectwithoutfill">
      <style:graphic-properties draw:stroke="dash" draw:stroke-dash="Ultra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solid" svg:stroke-color="#000000" draw:fill="solid" draw:fill-color="#ffffff" fo:min-height="0.182cm"/>
    </style:style>
    <style:style style:name="gr33" style:family="graphic" style:parent-style-name="standard">
      <style:graphic-properties draw:stroke="solid" svg:stroke-color="#000000" draw:fill="solid" draw:fill-color="#ffffff" fo:min-height="1.025cm"/>
    </style:style>
    <style:style style:name="gr3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draw:stroke="solid" svg:stroke-color="#000000" draw:fill="solid" draw:fill-color="#ffffff" fo:min-height="0.512cm"/>
    </style:style>
    <style:style style:name="gr36" style:family="graphic" style:parent-style-name="objectwithoutfill">
      <style:graphic-properties draw:stroke="dash" draw:stroke-dash="Dashed_20__28_var_29_" svg:stroke-width="0.053cm" draw:marker-start-width="0.28cm" draw:marker-end="Symmetric_20_Arrow" draw:marker-end-width="0.38cm" draw:fill="none" draw:textarea-vertical-align="middle" fo:padding-top="0.152cm" fo:padding-bottom="0.152cm" fo:padding-left="0.277cm" fo:padding-right="0.277cm"/>
    </style:style>
    <style:style style:name="gr37" style:family="graphic" style:parent-style-name="standard">
      <style:graphic-properties draw:stroke="none" svg:stroke-color="#000000" draw:fill="solid" draw:fill-color="#ffffff" fo:min-height="0.424cm"/>
    </style:style>
    <style:style style:name="gr38" style:family="graphic" style:parent-style-name="standard">
      <style:graphic-properties draw:stroke="none" svg:stroke-color="#000000" draw:fill="solid" draw:fill-color="#ffffff" fo:min-height="0.492cm"/>
    </style:style>
    <style:style style:name="gr39" style:family="graphic" style:parent-style-name="standard">
      <style:graphic-properties draw:stroke="none" svg:stroke-color="#000000" draw:fill="solid" draw:fill-color="#ffffff" fo:min-height="0.238cm"/>
    </style:style>
    <style:style style:name="P1" style:family="paragraph">
      <loext:graphic-properties draw:fill-color="#ffffff"/>
      <style:paragraph-properties fo:text-align="center"/>
      <style:text-properties style:font-name="Verdana" fo:font-size="20pt"/>
    </style:style>
    <style:style style:name="P2" style:family="paragraph">
      <loext:graphic-properties draw:fill="none" draw:fill-color="#ffffff" draw:opacity="100%"/>
      <style:text-properties style:font-name="Verdan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>
      <loext:graphic-properties draw:fill-color="#ffffff"/>
      <style:paragraph-properties fo:text-align="center"/>
      <style:text-properties style:font-name="Verdana"/>
    </style:style>
    <style:style style:name="P4" style:family="paragraph">
      <loext:graphic-properties draw:fill="none" draw:fill-color="#ffffff" draw:opacity="100%"/>
      <style:text-properties style:font-name="Verdana" fo:font-weight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Verdana" fo:font-weight="bold"/>
    </style:style>
    <style:style style:name="P7" style:family="paragraph">
      <loext:graphic-properties draw:fill="none" draw:fill-color="#ffffff" draw:opacity="100%"/>
      <style:text-properties style:font-name="Verdana" fo:font-size="14pt" fo:font-weight="bold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style:font-name="Verdana"/>
    </style:style>
    <style:style style:name="P9" style:family="paragraph">
      <style:paragraph-properties fo:margin-top="0cm" fo:margin-bottom="0.102cm" fo:text-align="center" style:writing-mode="lr-tb">
        <style:tab-stops/>
      </style:paragraph-properties>
    </style:style>
    <style:style style:name="P10" style:family="paragraph">
      <loext:graphic-properties draw:fill="none" draw:fill-color="#ffffff"/>
      <style:paragraph-properties fo:margin-top="0cm" fo:margin-bottom="0.102cm" fo:text-align="center" style:writing-mode="lr-tb">
        <style:tab-stops/>
      </style:paragraph-properties>
      <style:text-properties style:font-name="Verdana"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 draw:opacity="100%"/>
      <style:text-properties style:font-name="Verdana1" fo:font-size="20pt" fo:font-weight="bold"/>
    </style:style>
    <style:style style:name="P13" style:family="paragraph">
      <style:text-properties fo:font-size="10pt" fo:font-weight="normal"/>
    </style:style>
    <style:style style:name="P14" style:family="paragraph">
      <loext:graphic-properties draw:fill="none" draw:fill-color="#ffffff" draw:opacity="100%"/>
      <style:text-properties style:font-name="Verdana" fo:font-size="10pt" fo:font-weight="normal" style:font-size-asian="14pt" style:font-size-complex="14pt"/>
    </style:style>
    <style:style style:name="P15" style:family="paragraph">
      <style:text-properties fo:font-size="10pt" fo:font-weight="normal" style:font-weight-asian="normal" style:font-weight-complex="normal"/>
    </style:style>
    <style:style style:name="P16" style:family="paragraph">
      <loext:graphic-properties draw:fill="none" draw:fill-color="#ffffff" draw:opacity="100%"/>
      <style:text-properties style:font-name="Verdana" fo:font-size="10pt" fo:font-weight="normal" style:font-size-asian="12pt" style:font-weight-asian="normal" style:font-size-complex="12pt" style:font-weight-complex="normal"/>
    </style:style>
    <style:style style:name="P17" style:family="paragraph">
      <style:paragraph-properties fo:margin-top="0cm" fo:margin-bottom="0cm" fo:text-align="center" style:writing-mode="lr-tb">
        <style:tab-stops/>
      </style:paragraph-properties>
    </style:style>
    <style:style style:name="P18" style:family="paragraph">
      <loext:graphic-properties draw:fill="none" draw:fill-color="#ffffff"/>
      <style:paragraph-properties fo:margin-top="0cm" fo:margin-bottom="0cm" fo:text-align="center" style:writing-mode="lr-tb">
        <style:tab-stops/>
      </style:paragraph-properties>
      <style:text-properties style:font-name="Verdana" fo:font-size="10pt" fo:font-style="italic" style:font-size-asian="10pt" style:font-style-asian="italic" style:font-size-complex="10pt" style:font-style-complex="italic"/>
    </style:style>
    <style:style style:name="P19" style:family="paragraph">
      <loext:graphic-properties draw:fill="none" draw:fill-color="#ffffff"/>
      <style:paragraph-properties fo:margin-top="0cm" fo:margin-bottom="0.102cm" fo:text-align="center" style:writing-mode="lr-tb">
        <style:tab-stops/>
      </style:paragraph-properties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>
      <loext:graphic-properties draw:fill="solid" draw:fill-color="#dddddd"/>
      <style:paragraph-properties fo:text-align="center"/>
    </style:style>
    <style:style style:name="P21" style:family="paragraph">
      <loext:graphic-properties draw:fill="solid" draw:fill-color="#000000"/>
      <style:paragraph-properties fo:text-align="center"/>
      <style:text-properties fo:font-weight="bold" style:font-weight-asian="bold" style:font-weight-complex="bold"/>
    </style:style>
    <style:style style:name="P22" style:family="paragraph">
      <loext:graphic-properties draw:fill="solid" draw:fill-color="#ffffff"/>
      <style:paragraph-properties fo:text-align="center"/>
      <style:text-properties fo:font-style="normal" style:font-style-asian="normal" style:font-style-complex="normal"/>
    </style:style>
    <style:style style:name="P23" style:family="paragraph">
      <loext:graphic-properties draw:fill="solid" draw:fill-color="#ffffff"/>
      <style:paragraph-properties fo:margin-top="0cm" fo:margin-bottom="0.102cm" fo:text-align="center" style:writing-mode="lr-tb">
        <style:tab-stops/>
      </style:paragraph-properties>
      <style:text-properties style:font-name="Verdana" fo:font-size="10pt" fo:font-style="italic" style:font-size-asian="10pt" style:font-style-asian="italic" style:font-size-complex="10pt" style:font-style-complex="italic"/>
    </style:style>
    <style:style style:name="P24" style:family="paragraph">
      <style:paragraph-properties fo:margin-top="0cm" fo:margin-bottom="0.102cm" fo:text-align="center" style:writing-mode="lr-tb">
        <style:tab-stops/>
      </style:paragraph-properties>
      <style:text-properties fo:font-style="normal" fo:font-weight="bold" style:font-weight-asian="bold" style:font-weight-complex="bold"/>
    </style:style>
    <style:style style:name="P25" style:family="paragraph">
      <loext:graphic-properties draw:fill="solid" draw:fill-color="#ffffff"/>
      <style:paragraph-properties fo:margin-top="0cm" fo:margin-bottom="0.102cm" fo:text-align="center" style:writing-mode="lr-tb">
        <style:tab-stops/>
      </style:paragraph-properties>
      <style:text-properties style:font-name="Verdana"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style:font-name="Verdan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" style:family="text">
      <style:text-properties style:font-name="Verdana" fo:font-weight="bold"/>
    </style:style>
    <style:style style:name="T3" style:family="text">
      <style:text-properties style:font-name="Verdana" fo:font-size="12pt" fo:font-weight="bold"/>
    </style:style>
    <style:style style:name="T4" style:family="text">
      <style:text-properties style:font-name="Verdana" fo:font-size="14pt" fo:font-weight="bold" style:font-size-asian="14pt" style:font-size-complex="14pt"/>
    </style:style>
    <style:style style:name="T5" style:family="text">
      <style:text-properties style:font-name="Verdana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font-name="Verdana1" fo:font-size="20pt" fo:font-weight="bold"/>
    </style:style>
    <style:style style:name="T7" style:family="text">
      <style:text-properties style:font-name="Verdana" style:font-size-asian="14pt" style:font-size-complex="14pt"/>
    </style:style>
    <style:style style:name="T8" style:family="text">
      <style:text-properties style:font-name="Verdana" fo:font-weight="normal" style:font-size-asian="12pt" style:font-weight-asian="normal" style:font-size-complex="12pt" style:font-weight-complex="normal"/>
    </style:style>
    <style:style style:name="T9" style:family="text"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style:font-name="Verdana"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font-name="Verdan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style:font-name="Verdana" fo:font-size="12pt" fo:font-style="normal" style:font-size-asian="12pt" style:font-style-asian="normal" style:font-size-complex="12pt" style:font-style-complex="normal"/>
    </style:style>
    <style:style style:name="T13" style:family="text">
      <style:text-properties style:font-name="Verdana" fo:font-size="10pt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983cm" svg:height="2.195cm" svg:x="8.56cm" svg:y="22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15" draw:id="id15" draw:layer="layout" svg:width="2.455cm" svg:height="0.852cm" svg:x="3.307cm" svg:y="12.557cm">
          <draw:text-box>
            <text:p><text:span text:style-name="T1">Overlay</text:span></text:p>
          </draw:text-box>
        </draw:frame>
        <draw:custom-shape draw:style-name="gr3" draw:text-style-name="P1" draw:layer="layout" svg:width="4.445cm" svg:height="7.893cm" svg:x="2.778cm" svg:y="16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0" draw:id="id10" draw:layer="layout" svg:width="6.544cm" svg:height="1.143cm" svg:x="13.146cm" svg:y="10.2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809cm" svg:height="1.905cm" svg:x="8.514cm" svg:y="2.271cm">
          <text:p/>
          <draw:enhanced-geometry svg:viewBox="0 0 21600 21600" draw:type="rectangle" draw:enhanced-path="M 0 0 L 21600 0 21600 21600 0 21600 0 0 Z N"/>
        </draw:custom-shape>
        <draw:frame draw:style-name="gr6" draw:text-style-name="P4" xml:id="id1" draw:id="id1" draw:layer="layout" svg:width="1.937cm" svg:height="1.017cm" svg:x="15.144cm" svg:y="2.777cm">
          <draw:text-box>
            <text:p><text:span text:style-name="T2">GPS</text:span></text:p>
          </draw:text-box>
        </draw:frame>
        <draw:frame draw:style-name="gr7" draw:text-style-name="P6" xml:id="id6" draw:id="id6" draw:layer="layout" svg:width="3.66cm" svg:height="1.275cm" svg:x="11.28cm" svg:y="2.646cm">
          <draw:text-box>
            <text:p text:style-name="P5"><text:span text:style-name="T3">Landsat 5 TM</text:span></text:p>
            <text:p text:style-name="P5"><text:span text:style-name="T3">Imagery</text:span></text:p>
          </draw:text-box>
        </draw:frame>
        <draw:frame draw:style-name="gr8" draw:text-style-name="P7" xml:id="id2" draw:id="id2" draw:layer="layout" svg:width="2.331cm" svg:height="0.852cm" svg:x="13.258cm" svg:y="10.444cm">
          <draw:text-box>
            <text:p><text:span text:style-name="T4">Tracks</text:span></text:p>
          </draw:text-box>
        </draw:frame>
        <draw:frame draw:style-name="gr9" draw:text-style-name="P7" xml:id="id3" draw:id="id3" draw:layer="layout" svg:width="3.829cm" svg:height="0.852cm" svg:x="15.749cm" svg:y="10.445cm">
          <draw:text-box>
            <text:p><text:span text:style-name="T4">Coordinates</text:span></text:p>
          </draw:text-box>
        </draw:frame>
        <draw:connector draw:style-name="gr10" draw:text-style-name="P8" draw:layer="layout" draw:line-skew="2.544cm" svg:x1="16.112cm" svg:y1="3.794cm" svg:x2="14.423cm" svg:y2="10.444cm" draw:start-shape="id1" draw:start-glue-point="2" draw:end-shape="id2" svg:d="M16112 3794v5869h-1689v781" svg:viewBox="0 0 1690 6651">
          <text:p/>
        </draw:connector>
        <draw:connector draw:style-name="gr10" draw:text-style-name="P8" draw:layer="layout" draw:line-skew="2.543cm" svg:x1="16.112cm" svg:y1="3.794cm" svg:x2="17.663cm" svg:y2="10.445cm" draw:start-shape="id1" draw:start-glue-point="2" draw:end-shape="id3" draw:end-glue-point="0" svg:d="M16112 3794v5869h1551v782" svg:viewBox="0 0 1552 6652">
          <text:p/>
        </draw:connector>
        <draw:frame draw:style-name="gr11" draw:text-style-name="P10" draw:layer="layout" svg:width="4.699cm" svg:height="1.377cm" draw:transform="rotate (1.5707963267949) translate (15.538cm 9.315cm)">
          <draw:text-box>
            <text:p text:style-name="P9"><text:span text:style-name="T5">Visual verification</text:span></text:p>
            <text:p text:style-name="P9"><text:span text:style-name="T5">using Google Earth</text:span></text:p>
          </draw:text-box>
        </draw:frame>
        <draw:line draw:style-name="gr12" draw:text-style-name="P11" draw:layer="layout" svg:x1="15.901cm" svg:y1="5.027cm" svg:x2="15.901cm" svg:y2="4.27cm">
          <text:p/>
        </draw:line>
        <draw:line draw:style-name="gr12" draw:text-style-name="P11" draw:layer="layout" svg:x1="16.452cm" svg:y1="4.265cm" svg:x2="16.452cm" svg:y2="5.022cm">
          <text:p/>
        </draw:line>
        <draw:line draw:style-name="gr12" draw:text-style-name="P11" draw:layer="layout" svg:x1="15.877cm" svg:y1="9.616cm" svg:x2="15.877cm" svg:y2="8.859cm">
          <text:p/>
        </draw:line>
        <draw:line draw:style-name="gr12" draw:text-style-name="P11" draw:layer="layout" svg:x1="16.428cm" svg:y1="8.854cm" svg:x2="16.428cm" svg:y2="9.611cm">
          <text:p/>
        </draw:line>
        <draw:frame draw:style-name="gr13" draw:text-style-name="P12" xml:id="id8" draw:id="id8" draw:layer="layout" svg:width="9.405cm" svg:height="1.106cm" svg:x="8.99cm" svg:y="13.573cm">
          <draw:text-box>
            <text:p><text:span text:style-name="T6">ArcGIS for Desktop 10</text:span></text:p>
          </draw:text-box>
        </draw:frame>
        <draw:frame draw:style-name="gr14" draw:text-style-name="P6" xml:id="id4" draw:id="id4" draw:layer="layout" svg:width="2.174cm" svg:height="1.275cm" svg:x="8.895cm" svg:y="2.646cm">
          <draw:text-box>
            <text:p text:style-name="P5"><text:span text:style-name="T3">Google Earth</text:span></text:p>
          </draw:text-box>
        </draw:frame>
        <draw:custom-shape draw:style-name="gr15" draw:text-style-name="P1" xml:id="id16" draw:id="id16" draw:layer="layout" svg:width="4.597cm" svg:height="1.016cm" svg:x="4.502cm" svg:y="10.271cm">
          <text:p/>
          <draw:enhanced-geometry svg:viewBox="0 0 21600 21600" draw:type="rectangle" draw:enhanced-path="M 0 0 L 21600 0 21600 21600 0 21600 0 0 Z N"/>
        </draw:custom-shape>
        <draw:frame draw:style-name="gr16" draw:text-style-name="P14" xml:id="id5" draw:id="id5" draw:layer="layout" svg:width="4.339cm" svg:height="0.674cm" svg:x="4.633cm" svg:y="10.445cm">
          <draw:text-box>
            <text:p text:style-name="P13"><text:span text:style-name="T7">Georeferenced Image</text:span></text:p>
          </draw:text-box>
        </draw:frame>
        <draw:custom-shape draw:style-name="gr17" draw:text-style-name="P1" xml:id="id14" draw:id="id14" draw:layer="layout" svg:width="3.757cm" svg:height="1.126cm" svg:x="9.246cm" svg:y="10.288cm">
          <text:p/>
          <draw:enhanced-geometry svg:viewBox="0 0 21600 21600" draw:type="rectangle" draw:enhanced-path="M 0 0 L 21600 0 21600 21600 0 21600 0 0 Z N"/>
        </draw:custom-shape>
        <draw:frame draw:style-name="gr18" draw:text-style-name="P16" xml:id="id7" draw:id="id7" draw:layer="layout" svg:width="3.491cm" svg:height="0.674cm" svg:x="9.365cm" svg:y="10.478cm">
          <draw:text-box>
            <text:p text:style-name="P15"><text:span text:style-name="T8">Multiband Image</text:span></text:p>
          </draw:text-box>
        </draw:frame>
        <draw:connector draw:style-name="gr10" draw:text-style-name="P11" draw:layer="layout" draw:type="line" svg:x1="9.982cm" svg:y1="3.921cm" svg:x2="6.802cm" svg:y2="10.445cm" draw:start-shape="id4" draw:start-glue-point="2" draw:end-shape="id5" draw:end-glue-point="0" svg:d="M9982 3921l-3180 6524" svg:viewBox="0 0 3181 6525">
          <text:p/>
        </draw:connector>
        <draw:connector draw:style-name="gr10" draw:text-style-name="P11" draw:layer="layout" draw:type="line" svg:x1="13.11cm" svg:y1="3.921cm" svg:x2="11.11cm" svg:y2="10.478cm" draw:start-shape="id6" draw:start-glue-point="2" draw:end-shape="id7" draw:end-glue-point="0" svg:d="M13110 3921l-2000 6557" svg:viewBox="0 0 2001 6558">
          <text:p/>
        </draw:connector>
        <draw:frame draw:style-name="gr19" draw:text-style-name="P10" draw:layer="layout" svg:width="1.778cm" svg:height="0.742cm" svg:x="16.875cm" svg:y="11.815cm">
          <draw:text-box>
            <text:p text:style-name="P9"><text:span text:style-name="T5">Editing</text:span></text:p>
          </draw:text-box>
        </draw:frame>
        <draw:frame draw:style-name="gr20" draw:text-style-name="P18" draw:layer="layout" svg:width="6.191cm" svg:height="1.097cm" draw:transform="rotate (1.11701072127637) translate (6.456cm 9.757cm)">
          <draw:text-box>
            <text:p text:style-name="P17"><text:span text:style-name="T5">Georeferencing in ArcMap with tic marks from Google Earth</text:span></text:p>
          </draw:text-box>
        </draw:frame>
        <draw:frame draw:style-name="gr20" draw:text-style-name="P10" draw:layer="layout" svg:width="3.358cm" svg:height="1.097cm" draw:transform="rotate (1.27409035395586) translate (11.028cm 8.809cm)">
          <draw:text-box>
            <text:p text:style-name="P9"><text:span text:style-name="T5">Layer stacking in ArcMap</text:span></text:p>
          </draw:text-box>
        </draw:frame>
        <draw:frame draw:style-name="gr21" draw:text-style-name="P10" xml:id="id9" draw:id="id9" draw:layer="layout" svg:width="2.667cm" svg:height="0.674cm" svg:x="3.529cm" svg:y="17.318cm">
          <draw:text-box>
            <text:p text:style-name="P9"><text:span text:style-name="T5">Settlements</text:span></text:p>
          </draw:text-box>
        </draw:frame>
        <draw:frame draw:style-name="gr21" draw:text-style-name="P10" xml:id="id22" draw:id="id22" draw:layer="layout" svg:width="2.794cm" svg:height="0.674cm" svg:x="3.529cm" svg:y="18.261cm">
          <draw:text-box>
            <text:p text:style-name="P9"><text:span text:style-name="T5">Waterbodies</text:span></text:p>
          </draw:text-box>
        </draw:frame>
        <draw:frame draw:style-name="gr21" draw:text-style-name="P10" xml:id="id11" draw:id="id11" draw:layer="layout" svg:width="2.553cm" svg:height="0.674cm" svg:x="3.565cm" svg:y="20.937cm">
          <draw:text-box>
            <text:p text:style-name="P9"><text:span text:style-name="T5">Waterways</text:span></text:p>
          </draw:text-box>
        </draw:frame>
        <draw:frame draw:style-name="gr21" draw:text-style-name="P10" xml:id="id13" draw:id="id13" draw:layer="layout" svg:width="1.651cm" svg:height="0.674cm" svg:x="3.578cm" svg:y="21.846cm">
          <draw:text-box>
            <text:p text:style-name="P9"><text:span text:style-name="T5">Roads</text:span></text:p>
          </draw:text-box>
        </draw:frame>
        <draw:frame draw:style-name="gr21" draw:text-style-name="P10" xml:id="id24" draw:id="id24" draw:layer="layout" svg:width="2.536cm" svg:height="0.674cm" svg:x="3.578cm" svg:y="23.606cm">
          <draw:text-box>
            <text:p text:style-name="P9"><text:span text:style-name="T5">Landmarks</text:span></text:p>
          </draw:text-box>
        </draw:frame>
        <draw:frame draw:style-name="gr21" draw:text-style-name="P10" xml:id="id23" draw:id="id23" draw:layer="layout" svg:width="3.302cm" svg:height="0.674cm" svg:x="3.578cm" svg:y="22.717cm">
          <draw:text-box>
            <text:p text:style-name="P9"><text:span text:style-name="T5">Health Facilities</text:span></text:p>
          </draw:text-box>
        </draw:frame>
        <draw:frame draw:style-name="gr22" draw:text-style-name="P19" draw:layer="layout" svg:width="2.435cm" svg:height="0.674cm" svg:x="3.308cm" svg:y="16.69cm">
          <draw:text-box>
            <text:p text:style-name="P9"><text:span text:style-name="T9">Base Map</text:span></text:p>
          </draw:text-box>
        </draw:frame>
        <draw:connector draw:style-name="gr23" draw:text-style-name="P8" draw:layer="layout" draw:line-skew="0.241cm -0.631cm" svg:x1="13.692cm" svg:y1="14.679cm" svg:x2="3.529cm" svg:y2="17.655cm" draw:start-shape="id8" draw:start-glue-point="2" draw:end-shape="id9" draw:end-glue-point="3" svg:d="M13692 14679v1561h-11295v1415h1132" svg:viewBox="0 0 11296 2977">
          <text:p/>
        </draw:connector>
        <draw:connector draw:style-name="gr24" draw:text-style-name="P11" draw:layer="layout" svg:x1="16.418cm" svg:y1="11.431cm" svg:x2="18.395cm" svg:y2="14.126cm" draw:start-shape="id10" draw:start-glue-point="2" draw:end-shape="id8" draw:end-glue-point="1" svg:d="M16418 11431v1071h2478v1624h-501" svg:viewBox="0 0 2479 2696">
          <text:p/>
        </draw:connector>
        <draw:frame draw:style-name="gr25" draw:text-style-name="P20" xml:id="id12" draw:id="id12" draw:layer="layout" svg:width="2.54cm" svg:height="1.275cm" svg:x="8.195cm" svg:y="18.225cm">
          <draw:text-box>
            <text:p text:style-name="P5"><text:span text:style-name="T10">Network Database</text:span></text:p>
          </draw:text-box>
        </draw:frame>
        <draw:connector draw:style-name="gr26" draw:text-style-name="P11" draw:layer="layout" draw:type="curve" svg:x1="6.118cm" svg:y1="21.274cm" svg:x2="8.195cm" svg:y2="18.862cm" draw:start-shape="id11" draw:start-glue-point="1" draw:end-shape="id12" draw:end-glue-point="3" svg:d="M6118 21274c1558 0 520-2412 2077-2412" svg:viewBox="0 0 2078 2413">
          <text:p/>
        </draw:connector>
        <draw:connector draw:style-name="gr26" draw:text-style-name="P11" draw:layer="layout" draw:type="curve" svg:x1="5.229cm" svg:y1="22.183cm" svg:x2="8.195cm" svg:y2="18.862cm" draw:start-shape="id13" draw:start-glue-point="1" draw:end-shape="id12" draw:end-glue-point="3" svg:d="M5229 22183c2226 0 743-3321 2966-3321" svg:viewBox="0 0 2967 3322">
          <text:p/>
        </draw:connector>
        <draw:connector draw:style-name="gr24" draw:text-style-name="P11" draw:layer="layout" draw:line-skew="0.19cm" svg:x1="11.124cm" svg:y1="11.414cm" svg:x2="4.534cm" svg:y2="12.557cm" draw:start-shape="id14" draw:start-glue-point="2" draw:end-shape="id15" svg:d="M11124 11414v762h-6590v381" svg:viewBox="0 0 6591 1144">
          <text:p/>
        </draw:connector>
        <draw:connector draw:style-name="gr24" draw:text-style-name="P11" draw:layer="layout" svg:x1="6.8cm" svg:y1="11.287cm" svg:x2="6.796cm" svg:y2="12.204cm" draw:start-shape="id16" draw:start-glue-point="2" svg:d="M6800 11287v709h-4v208" svg:viewBox="0 0 5 918">
          <text:p/>
        </draw:connector>
        <draw:connector draw:style-name="gr10" draw:text-style-name="P8" draw:layer="layout" svg:x1="5.762cm" svg:y1="12.983cm" svg:x2="13.692cm" svg:y2="13.573cm" draw:start-shape="id15" draw:start-glue-point="1" draw:end-shape="id8" draw:end-glue-point="0" svg:d="M5762 12983h7930v590" svg:viewBox="0 0 7931 591">
          <text:p/>
        </draw:connector>
        <draw:frame draw:style-name="gr25" draw:text-style-name="P20" xml:id="id17" draw:id="id17" draw:layer="layout" svg:width="3.048cm" svg:height="1.275cm" svg:x="15.732cm" svg:y="18.215cm">
          <draw:text-box>
            <text:p text:style-name="P5"><text:span text:style-name="T10">Travel Time Algorithm</text:span></text:p>
          </draw:text-box>
        </draw:frame>
        <draw:connector draw:style-name="gr27" draw:text-style-name="P8" draw:layer="layout" draw:line-skew="0.516cm" svg:x1="17.081cm" svg:y1="3.285cm" svg:x2="18.78cm" svg:y2="18.852cm" draw:start-shape="id1" draw:start-glue-point="1" draw:end-shape="id17" draw:end-glue-point="1" svg:d="M17081 3285h2715v15567h-1016" svg:viewBox="0 0 2716 15568">
          <text:p/>
        </draw:connector>
        <draw:frame draw:style-name="gr28" draw:text-style-name="P21" xml:id="id18" draw:id="id18" draw:layer="layout" svg:width="2.667cm" svg:height="1.275cm" svg:x="11.841cm" svg:y="17.537cm">
          <draw:text-box>
            <text:p text:style-name="P5"><text:span text:style-name="T11">Network Analysis</text:span></text:p>
          </draw:text-box>
        </draw:frame>
        <draw:connector draw:style-name="gr29" draw:text-style-name="P8" draw:layer="layout" svg:x1="10.735cm" svg:y1="18.862cm" svg:x2="11.841cm" svg:y2="18.174cm" draw:start-shape="id12" draw:start-glue-point="1" draw:end-shape="id18" draw:end-glue-point="3" svg:d="M10735 18862h553v-688h553" svg:viewBox="0 0 1107 689">
          <text:p/>
        </draw:connector>
        <draw:connector draw:style-name="gr30" draw:text-style-name="P8" draw:layer="layout" svg:x1="15.732cm" svg:y1="18.852cm" svg:x2="14.508cm" svg:y2="18.174cm" draw:start-shape="id17" draw:start-glue-point="3" draw:end-shape="id18" draw:end-glue-point="1" svg:d="M15732 18852h-612v-678h-612" svg:viewBox="0 0 1225 679">
          <text:p/>
        </draw:connector>
        <draw:connector draw:style-name="gr31" draw:text-style-name="P11" draw:layer="layout" draw:line-skew="0.385cm" svg:x1="13.692cm" svg:y1="14.679cm" svg:x2="13.174cm" svg:y2="17.537cm" draw:start-shape="id8" draw:start-glue-point="2" draw:end-shape="id18" draw:end-glue-point="0" svg:d="M13692 14679v1815h-518v1043" svg:viewBox="0 0 519 2859">
          <text:p/>
        </draw:connector>
        <draw:frame draw:style-name="gr32" draw:text-style-name="P22" xml:id="id19" draw:id="id19" draw:layer="layout" svg:width="2.829cm" svg:height="0.763cm" svg:x="8.747cm" svg:y="23.351cm">
          <draw:text-box>
            <text:p text:style-name="P5"><text:span text:style-name="T12">Catchment</text:span></text:p>
          </draw:text-box>
        </draw:frame>
        <draw:frame draw:style-name="gr33" draw:text-style-name="P22" xml:id="id20" draw:id="id20" draw:layer="layout" svg:width="3.429cm" svg:height="1.275cm" svg:x="14.893cm" svg:y="23.062cm">
          <draw:text-box>
            <text:p text:style-name="P5"><text:span text:style-name="T12">Call-in-centre Database</text:span></text:p>
          </draw:text-box>
        </draw:frame>
        <draw:connector draw:style-name="gr34" draw:text-style-name="P11" draw:layer="layout" draw:line-skew="1.128cm" svg:x1="13.174cm" svg:y1="18.812cm" svg:x2="10.161cm" svg:y2="23.351cm" draw:start-shape="id18" draw:start-glue-point="2" draw:end-shape="id19" draw:end-glue-point="0" svg:d="M13174 18812v3397h-3013v1142" svg:viewBox="0 0 3014 4540">
          <text:p/>
        </draw:connector>
        <draw:connector draw:style-name="gr34" draw:text-style-name="P11" draw:layer="layout" draw:line-skew="1.272cm" svg:x1="13.174cm" svg:y1="18.812cm" svg:x2="16.607cm" svg:y2="23.062cm" draw:start-shape="id18" draw:start-glue-point="2" draw:end-shape="id20" draw:end-glue-point="0" svg:d="M13174 18812v3397h3433v853" svg:viewBox="0 0 3434 4251">
          <text:p/>
        </draw:connector>
        <draw:frame draw:style-name="gr35" draw:text-style-name="P22" xml:id="id21" draw:id="id21" draw:layer="layout" svg:width="2.667cm" svg:height="1.275cm" svg:x="11.845cm" svg:y="23.062cm">
          <draw:text-box>
            <text:p text:style-name="P5"><text:span text:style-name="T12">Transport Routes</text:span></text:p>
          </draw:text-box>
        </draw:frame>
        <draw:connector draw:style-name="gr34" draw:text-style-name="P11" draw:layer="layout" svg:x1="13.174cm" svg:y1="18.812cm" svg:x2="13.178cm" svg:y2="23.062cm" draw:start-shape="id18" draw:start-glue-point="2" draw:end-shape="id21" draw:end-glue-point="0" svg:d="M13174 18812v2125h4v2125" svg:viewBox="0 0 5 4251">
          <text:p/>
        </draw:connector>
        <draw:connector draw:style-name="gr23" draw:text-style-name="P8" draw:layer="layout" draw:line-skew="-0.23cm -0.631cm" svg:x1="13.692cm" svg:y1="14.679cm" svg:x2="3.529cm" svg:y2="18.598cm" draw:start-shape="id8" draw:start-glue-point="2" draw:end-shape="id22" draw:end-glue-point="3" svg:d="M13692 14679v1561h-11295v2358h1132" svg:viewBox="0 0 11296 3920">
          <text:p/>
        </draw:connector>
        <draw:connector draw:style-name="gr36" draw:text-style-name="P8" draw:layer="layout" draw:line-skew="-2.838cm -1.556cm" svg:x1="13.692cm" svg:y1="14.679cm" svg:x2="3.565cm" svg:y2="21.274cm" draw:start-shape="id8" draw:start-glue-point="2" draw:end-shape="id11" draw:end-glue-point="3" svg:d="M13692 14679v291h-12184v6304h2057" svg:viewBox="0 0 12185 6596">
          <text:p/>
        </draw:connector>
        <draw:frame draw:style-name="gr37" draw:text-style-name="P23" draw:layer="layout" svg:width="4.445cm" svg:height="0.674cm" svg:x="4.802cm" svg:y="15.82cm">
          <draw:text-box>
            <text:p text:style-name="P9"><text:span text:style-name="T5">On-screen digitization</text:span></text:p>
          </draw:text-box>
        </draw:frame>
        <draw:connector draw:style-name="gr36" draw:text-style-name="P8" draw:layer="layout" draw:line-skew="-3.293cm -1.569cm" svg:x1="13.692cm" svg:y1="14.679cm" svg:x2="3.578cm" svg:y2="22.183cm" draw:start-shape="id8" draw:start-glue-point="2" draw:end-shape="id13" draw:end-glue-point="3" svg:d="M13692 14679v291h-12184v7213h2070" svg:viewBox="0 0 12185 7505">
          <text:p/>
        </draw:connector>
        <draw:connector draw:style-name="gr36" draw:text-style-name="P8" draw:layer="layout" draw:line-skew="-3.728cm -1.569cm" svg:x1="13.692cm" svg:y1="14.679cm" svg:x2="3.578cm" svg:y2="23.054cm" draw:start-shape="id8" draw:start-glue-point="2" draw:end-shape="id23" draw:end-glue-point="3" svg:d="M13692 14679v291h-12184v8084h2070" svg:viewBox="0 0 12185 8376">
          <text:p/>
        </draw:connector>
        <draw:connector draw:style-name="gr36" draw:text-style-name="P8" draw:layer="layout" draw:line-skew="-4.173cm -1.569cm" svg:x1="13.692cm" svg:y1="14.679cm" svg:x2="3.578cm" svg:y2="23.943cm" draw:start-shape="id8" draw:start-glue-point="2" draw:end-shape="id24" draw:end-glue-point="3" svg:d="M13692 14679v291h-12184v8973h2070" svg:viewBox="0 0 12185 9265">
          <text:p/>
        </draw:connector>
        <draw:frame draw:style-name="gr38" draw:text-style-name="P23" draw:layer="layout" svg:width="1.778cm" svg:height="0.742cm" draw:transform="rotate (1.5707963267949) translate (1.137cm 19.048cm)">
          <draw:text-box>
            <text:p text:style-name="P9"><text:span text:style-name="T5">Editing</text:span></text:p>
          </draw:text-box>
        </draw:frame>
        <draw:frame draw:style-name="gr37" draw:text-style-name="P23" draw:layer="layout" svg:width="6.729cm" svg:height="0.674cm" svg:x="10.308cm" svg:y="24.375cm">
          <draw:text-box>
            <text:p text:style-name="P9"><text:span text:style-name="T5">Integrated in call-in-centre system</text:span></text:p>
          </draw:text-box>
        </draw:frame>
        <draw:frame draw:style-name="gr39" draw:text-style-name="P25" draw:layer="layout" svg:width="2.032cm" svg:height="0.674cm" draw:transform="rotate (1.5707963267949) translate (13.266cm 21.393cm)">
          <draw:text-box>
            <text:p text:style-name="P24"><text:span text:style-name="T13">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bn" style:country-complex="BD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mad Rafiqul Haider</meta:initial-creator>
    <meta:creation-date>2016-03-06T10:47:02.436000000</meta:creation-date>
    <dc:date>2016-03-07T09:23:41.657000000</dc:date>
    <dc:creator>Mohammad Rafiqul Haider</dc:creator>
    <meta:editing-duration>PT1H33M27S</meta:editing-duration>
    <meta:editing-cycles>6</meta:editing-cycles>
    <meta:generator>LibreOffice/5.0.5.2$Windows_x86 LibreOffice_project/55b006a02d247b5f7215fc6ea0fde844b30035b3</meta:generator>
    <meta:document-statistic meta:object-count="63"/>
  </office:meta>
</office:document-meta>
</file>